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eb0" officeooo:paragraph-rsid="00184eb0"/>
    </style:style>
    <style:style style:name="P2" style:family="paragraph" style:parent-style-name="Standard">
      <style:text-properties fo:font-weight="bold" officeooo:rsid="00184eb0" officeooo:paragraph-rsid="00184eb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CL_DIFF.LAUNCH</text:p>
      <text:p text:style-name="P1"/>
      <text:p text:style-name="P1">&lt;launch&gt;</text:p>
      <text:p text:style-name="P1"><text:tab/>&lt;node pkg="amcl" type="amcl" name="amcl" output="screen"&gt;</text:p>
      <text:p text:style-name="P1"><text:tab/><text:tab/>&lt;!-- Publish scans from best pose at a max of 10 Hz --&gt;</text:p>
      <text:p text:style-name="P1"><text:tab/><text:tab/>&lt;param name="odom_model_type" value="diff"/&gt;</text:p>
      <text:p text:style-name="P1"><text:tab/><text:tab/>&lt;param name="odom_alpha5" value="0.1"/&gt;</text:p>
      <text:p text:style-name="P1"><text:tab/><text:tab/>&lt;param name="transform_tolerance" value="0.2" /&gt;</text:p>
      <text:p text:style-name="P1"><text:tab/><text:tab/>&lt;param name="gui_publish_rate" value="10.0"/&gt; &lt;!-- Maximum rate (Hz) at which scans and paths are published for visualization, -1.0 to disable. --&gt;</text:p>
      <text:p text:style-name="P1"><text:tab/><text:tab/>&lt;param name="laser_max_beams" value="60"/&gt;</text:p>
      <text:p text:style-name="P1"><text:tab/><text:tab/>&lt;param name="min_particles" value="500"/&gt;</text:p>
      <text:p text:style-name="P1"><text:tab/><text:tab/>&lt;param name="max_particles" value="2000"/&gt;</text:p>
      <text:p text:style-name="P1"><text:tab/><text:tab/>&lt;param name="kld_err" value="0.05"/&gt;</text:p>
      <text:p text:style-name="P1"><text:tab/><text:tab/>&lt;param name="kld_z" value="0.99"/&gt;</text:p>
      <text:p text:style-name="P1"><text:tab/><text:tab/>&lt;param name="odom_alpha1" value="0.1"/&gt; &lt;!-- Specifies the expected noise in odometry's rotation estimate from the rotational component of the robot's motion. --&gt;</text:p>
      <text:p text:style-name="P1"><text:tab/><text:tab/>&lt;param name="odom_alpha2" value="0.1"/&gt; &lt;!-- Specifies the expected noise in odometry's rotation estimate from translational component of the robot's motion. --&gt;</text:p>
      <text:p text:style-name="P1"><text:tab/><text:tab/>&lt;!-- translation std dev, m --&gt;</text:p>
      <text:p text:style-name="P1"><text:tab/><text:tab/>&lt;param name="odom_alpha3" value="0.1"/&gt; &lt;!-- Specifies the expected noise in odometry's translation estimate from the translational component of the robot's motion. --&gt;</text:p>
      <text:p text:style-name="P1"><text:tab/><text:tab/>&lt;param name="odom_alpha4" value="0.1"/&gt; &lt;!-- Specifies the expected noise in odometry's translation estimate from the rotational component of the robot's motion. --&gt;</text:p>
      <text:p text:style-name="P1"><text:tab/><text:tab/>&lt;param name="laser_z_hit" value="0.5"/&gt;</text:p>
      <text:p text:style-name="P1"><text:tab/><text:tab/>&lt;param name="laser_z_short" value="0.05"/&gt;</text:p>
      <text:p text:style-name="P1"><text:tab/><text:tab/>&lt;param name="laser_z_max" value="0.05"/&gt;</text:p>
      <text:p text:style-name="P1"><text:tab/><text:tab/>&lt;param name="laser_z_rand" value="0.5"/&gt;</text:p>
      <text:p text:style-name="P1"><text:tab/><text:tab/>&lt;param name="laser_sigma_hit" value="0.2"/&gt;</text:p>
      <text:p text:style-name="P1"><text:tab/><text:tab/>&lt;param name="laser_lambda_short" value="0.1"/&gt;</text:p>
      <text:p text:style-name="P1"><text:tab/><text:tab/>&lt;param name="laser_model_type" value="likelihood_field"/&gt;</text:p>
      <text:p text:style-name="P1"><text:tab/><text:tab/>&lt;!-- &lt;param name="laser_model_type" value="beam"/&gt; --&gt;</text:p>
      <text:p text:style-name="P1"><text:tab/><text:tab/>&lt;param name="laser_likelihood_max_dist" value="2.0"/&gt;</text:p>
      <text:p text:style-name="P1"><text:tab/><text:tab/>&lt;param name="update_min_d" value="0.2"/&gt; &lt;!-- Translational movement required before performing a filter update. --&gt;</text:p>
      <text:p text:style-name="P1"><text:tab/><text:tab/>&lt;param name="update_min_a" value="0.2"/&gt; &lt;!-- Rotational movement required before performing a filter update. 0.1 represents 5.7 degrees <text:s/>--&gt;</text:p>
      <text:p text:style-name="P1"><text:tab/><text:tab/>&lt;param name="odom_frame_id" value="odom"/&gt;</text:p>
      <text:p text:style-name="P1"><text:tab/><text:tab/>&lt;param name="resample_interval" value="1"/&gt; &lt;!-- Number of filter updates required before resampling. --&gt;</text:p>
      <text:p text:style-name="P1"><text:tab/><text:tab/>&lt;!-- Increase tolerance because the computer can get quite busy --&gt;</text:p>
      <text:p text:style-name="P1"><text:tab/><text:tab/>&lt;param name="transform_tolerance" value="1.0"/&gt; &lt;!-- Default 0.1; time with which to post-date the transform that is published, to indicate that this transform is valid into the future. --&gt;</text:p>
      <text:p text:style-name="P1"><text:tab/><text:tab/>&lt;param name="recovery_alpha_slow" value="0.001"/&gt; &lt;!-- Exponential decay rate for the slow average weight filter, used in deciding when to recover by adding random poses. --&gt;</text:p>
      <text:p text:style-name="P1"><text:tab/><text:tab/>&lt;param name="recovery_alpha_fast" value="0.1"/&gt; &lt;!-- Exponential decay rate for the fast average weight filter, used in deciding when to recover by adding random poses. --&gt;</text:p>
      <text:p text:style-name="P1"><text:tab/>&lt;/node&gt;</text:p>
      <text:p text:style-name="P1">&lt;/launch&gt;</text:p>
      <text:p text:style-name="P1"/>
      <text:p text:style-name="P1"/>
      <text:p text:style-name="P2"><text:soft-page-break/>MOVE_BASE.LAUNCH</text:p>
      <text:p text:style-name="P1"/>
      <text:p text:style-name="P1">&lt;launch&gt;</text:p>
      <text:p text:style-name="P1"><text:s text:c="2"/>&lt;master auto="start"/&gt;</text:p>
      <text:p text:style-name="P1"></text:p>
      <text:p text:style-name="P1"><text:s text:c="2"/>&lt;!-- Run robot --&gt;</text:p>
      <text:p text:style-name="P1"><text:s text:c="2"/>&lt;!-- &lt;include file="$(find my_personal_robotic_companion)/launch/urdf.launch" /&gt; --&gt;</text:p>
      <text:p text:style-name="P1"></text:p>
      <text:p text:style-name="P1"><text:s text:c="2"/>&lt;!-- Run the map server --&gt;</text:p>
      <text:p text:style-name="P1"><text:s text:c="2"/>&lt;node name="map_server" pkg="map_server" type="map_server" args="$(find my_personal_robotic_companion)/maps/map2.pgm 0.05"/&gt;</text:p>
      <text:p text:style-name="P1"></text:p>
      <text:p text:style-name="P1"><text:s text:c="2"/>&lt;!-- Run AMCL --&gt;</text:p>
      <text:p text:style-name="P1"><text:s text:c="2"/>&lt;include file="$(find my_personal_robotic_companion)/launch/amcl_diff.launch" /&gt;</text:p>
      <text:p text:style-name="P1"></text:p>
      <text:p text:style-name="P1"><text:s text:c="2"/>&lt;!-- Set cmd_vel mux to listen to cmd_vel instead of teleop --&gt;</text:p>
      <text:p text:style-name="P1"><text:s text:c="2"/>&lt;!-- node name="mux_select" pkg="topic_tools" type="mux_select" args="mux cmd_vel"/ --&gt;</text:p>
      <text:p text:style-name="P1"></text:p>
      <text:p text:style-name="P1"><text:s text:c="2"/>&lt;node pkg="move_base" type="move_base" respawn="false" name="move_base" output="screen"&gt;</text:p>
      <text:p text:style-name="P1"><text:s text:c="4"/>&lt;rosparam file="$(find my_personal_robotic_companion)/param/costmap_common_params.yaml" command="load" ns="global_costmap" /&gt;</text:p>
      <text:p text:style-name="P1"><text:s text:c="4"/>&lt;rosparam file="$(find my_personal_robotic_companion)/param/costmap_common_params.yaml" command="load" ns="local_costmap" /&gt;</text:p>
      <text:p text:style-name="P1"><text:s text:c="4"/>&lt;rosparam file="$(find my_personal_robotic_companion)/param/local_costmap_params.yaml" command="load" /&gt;</text:p>
      <text:p text:style-name="P1"><text:s text:c="4"/>&lt;rosparam file="$(find my_personal_robotic_companion)/param/global_costmap_params.yaml" command="load" /&gt;</text:p>
      <text:p text:style-name="P1"><text:s text:c="4"/>&lt;rosparam file="$(find my_personal_robotic_companion)/param/base_local_planner_params.yaml" command="load" /&gt;</text:p>
      <text:p text:style-name="P1"><text:s text:c="4"/>&lt;rosparam file="$(find my_personal_robotic_companion)/param/move_base_params.yaml" command="load" /&gt;</text:p>
      <text:p text:style-name="P1"><text:s text:c="4"/>&lt;rosparam file="$(find my_personal_robotic_companion)/param/global_planner_params.yaml" command="load" /&gt;</text:p>
      <text:p text:style-name="P1"><text:s text:c="4"/>&lt;rosparam file="$(find my_personal_robotic_companion)/param/navfn_global_planner_params.yaml" command="load" /&gt;</text:p>
      <text:p text:style-name="P1"><text:s text:c="2"/>&lt;/node&gt;</text:p>
      <text:p text:style-name="P1"></text:p>
      <text:p text:style-name="P1"><text:s text:c="2"/>&lt;node name="teleop" pkg="teleop_twist_keyboard" type="teleop_twist_keyboard.py" output="screen" launch-prefix="xterm -e"/&gt; </text:p>
      <text:p text:style-name="P1"></text:p>
      <text:p text:style-name="P1"><text:s text:c="3"/>&lt;!-- &lt; node name="turtlebot_teleop_keyboard" pkg="turtlebot_teleop" type="turtlebot_teleop_keyboard.launch" output="screen" launch-prefix="xterm -e"/&gt; --&gt; </text:p>
      <text:p text:style-name="P1"></text:p>
      <text:p text:style-name="P1"></text:p>
      <text:p text:style-name="P1"><text:s text:c="2"/>&lt;node pkg="rviz" type="rviz" name="rviz" args="-d $(find my_personal_robotic_companion)/launch/rviz/amcl.rviz"/&gt;</text:p>
      <text:p text:style-name="P1">&lt;/launch&gt;</text:p>
      <text:p text:style-name="P1"/>
      <text:p text:style-name="P1"/>
      <text:p text:style-name="P2"><text:soft-page-break/>slam.launch</text:p>
      <text:p text:style-name="P1">&lt;launch&gt;</text:p>
      <text:p text:style-name="P1"></text:p>
      <text:p text:style-name="P1">&lt;param name="/use_sim_time" value="false"/&gt;ros</text:p>
      <text:p text:style-name="P1"></text:p>
      <text:p text:style-name="P1">&lt;node pkg="rviz" type="rviz" name="rviz" </text:p>
      <text:p text:style-name="P1">args="-d $(find hector_slam_launch)/rviz_cfg/mapping_demo.rviz"/&gt;</text:p>
      <text:p text:style-name="P1"></text:p>
      <text:p text:style-name="P1">&lt;include file="$(find hector_slam_launch)/launch/hector_mapping.launch"/&gt;</text:p>
      <text:p text:style-name="P1"></text:p>
      <text:p text:style-name="P1">&lt;include file="$(find hector_slam_launch)/launch/geotiff_mapper.launch"&gt;</text:p>
      <text:p text:style-name="P1">&lt;arg name="trajectory_source_frame_name" value="scanmatcher_frame"/&gt; </text:p>
      <text:p text:style-name="P1">&lt;/include&gt;</text:p>
      <text:p text:style-name="P1"></text:p>
      <text:p text:style-name="P1">&lt;/launch&gt;</text:p>
      <text:p text:style-name="P1"/>
      <text:p text:style-name="P2">Hector_mapping.launch</text:p>
      <text:p text:style-name="P2"/>
      <text:p text:style-name="P1">&lt;launch&gt;</text:p>
      <text:p text:style-name="P1"></text:p>
      <text:p text:style-name="P1">&lt;node pkg="hector_mapping" type="hector_mapping" name="hector_mapping" <text:s text:c="3"/>output="screen"&gt;</text:p>
      <text:p text:style-name="P1"></text:p>
      <text:p text:style-name="P1">&lt;param name="pub_map_odom_transform" value="true"/&gt;</text:p>
      <text:p text:style-name="P1">&lt;param name="map_frame" value="map" /&gt;</text:p>
      <text:p text:style-name="P1">&lt;param name="base_frame" value="base_link" /&gt;</text:p>
      <text:p text:style-name="P1">&lt;param name="odom_frame" value="base_link" /&gt;</text:p>
      <text:p text:style-name="P1">&lt;!-- Map size / start point --&gt;</text:p>
      <text:p text:style-name="P1">&lt;param name="map_resolution" value="0.0125"/&gt;</text:p>
      <text:p text:style-name="P1">&lt;param name="map_size" value="4096"/&gt;</text:p>
      <text:p text:style-name="P1">&lt;param name="map_start_x" value="0.5"/&gt;</text:p>
      <text:p text:style-name="P1">&lt;param name="map_start_y" value="0.5" /&gt;</text:p>
      <text:p text:style-name="P1">&lt;param name="laser_z_min_value" value="-2.5" /&gt;</text:p>
      <text:p text:style-name="P1">&lt;param name="laser_z_max_value" value="7.5" /&gt;</text:p>
      <text:p text:style-name="P1"></text:p>
      <text:p text:style-name="P1">&lt;!-- Map update parameters --&gt;</text:p>
      <text:p text:style-name="P1">&lt;param name="update_factor_free" value="0.4"/&gt;</text:p>
      <text:p text:style-name="P1">&lt;param name="update_factor_occupied" value="0.7" /&gt; <text:s text:c="3"/></text:p>
      <text:p text:style-name="P1">&lt;param name="map_update_distance_thresh" value="0.2"/&gt;</text:p>
      <text:p text:style-name="P1">&lt;param name="map_update_angle_thresh" value="0.06" /&gt;</text:p>
      <text:p text:style-name="P1">&lt;/node&gt;</text:p>
      <text:p text:style-name="P1"></text:p>
      <text:p text:style-name="P1">&lt;node pkg="tf" type="static_transform_publisher" name="base_to_laser_broadcaster" <text:s text:c="5"/>args="0 0 0 0 0 0 /base_link /laser 100" /&gt; <text:s/></text:p>
      <text:p text:style-name="P1"></text:p>
      <text:p text:style-name="P1">&lt;/launch&gt;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GEOTIFF_MAPPER.LAUNCH</text:p>
      <text:p text:style-name="P2"/>
      <text:p text:style-name="P1">&lt;/node&gt;</text:p>
      <text:p text:style-name="P1"></text:p>
      <text:p text:style-name="P1"></text:p>
      <text:p text:style-name="P1">&lt;node pkg="hector_geotiff" type="geotiff_node" name="hector_geotiff_node" output="screen" launch-prefix="nice -n 15"&gt;</text:p>
      <text:p text:style-name="P1">&lt;remap from="map" to="/dynamic_map" /&gt;</text:p>
      <text:p text:style-name="P1">&lt;param name="map_file_path" type="string" value="/home/ismail/Desktop" /&gt;</text:p>
      <text:p text:style-name="P1">&lt;param name="map_file_base_name" type="string" value="uprobotics" /&gt;</text:p>
      <text:p text:style-name="P1">&lt;param name="geotiff_save_period" type="double" value="0" /&gt;</text:p>
      <text:p text:style-name="P1">&lt;param name="draw_background_checkerboard" type="bool" value="true" /&gt;</text:p>
      <text:p text:style-name="P1">&lt;param name="draw_free_space_grid" type="bool" value="true" /&gt;</text:p>
      <text:p text:style-name="P1">&lt;/node&gt;</text:p>
      <text:p text:style-name="P1"></text:p>
      <text:p text:style-name="P1">&lt;/launch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46:52.257440465</meta:creation-date>
    <dc:date>2017-05-23T14:50:46.075314664</dc:date>
    <meta:editing-duration>P0D</meta:editing-duration>
    <meta:editing-cycles>1</meta:editing-cycles>
    <meta:document-statistic meta:table-count="0" meta:image-count="0" meta:object-count="0" meta:page-count="4" meta:paragraph-count="127" meta:word-count="618" meta:character-count="6805" meta:non-whitespace-character-count="6052"/>
    <meta:generator>LibreOffice/4.2.8.2$Linux_X86_64 LibreOffice_project/420m0$Build-2</meta:generator>
  </office:meta>
</office:document-meta>
</file>